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ce qu'ils refusent de se marier, le prince Qamar al-Zamâne et la princesse Boudoûr sont enfermés, chacun dans leur château, par leurs pères respectifs. Frappés par la beauté des deux jeunes gens, la fée Maimoune et le génie Danash les font se rencontrer. Eveillés à tour de rôle pendant quelques minutes, le prince et la princesse tombent fous amoureux l'un de l'autre et n'auront de cesse de se retrouve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07:58.355000000</dc:date>
    <meta:editing-duration>PT9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69" meta:character-count="409" meta:non-whitespace-character-count="340"/>
  </office:meta>
</office:document-meta>
</file>